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140DC33278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67cm, 2.169cm, 1.703cm, 2.82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19cm" svg:height="2.849cm" draw:transform="skewX (0.0020943951023932) rotate (-0.00226892802759273) translate (7.047cm 11.468cm)">
          <draw:image xlink:href="Pictures/10000000000002D000000140DC33278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1T22:05:57.859000000</dc:date>
    <meta:editing-duration>PT1M56S</meta:editing-duration>
    <meta:editing-cycles>1</meta:editing-cycles>
    <meta:document-statistic meta:object-count="1"/>
    <meta:generator>LibreOffice/24.2.0.3$Windows_X86_64 LibreOffice_project/da48488a73ddd66ea24cf16bbc4f7b9c08e9bea1</meta:generator>
  </office:meta>
</office:document-meta>
</file>